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laimanLipi" svg:font-family="SolaimanLipi"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style:tab-stops>
          <style:tab-stop style:position="0.1909in"/>
        </style:tab-stops>
      </style:paragraph-properties>
      <style:text-properties style:font-name="SolaimanLipi" fo:font-size="12pt" style:text-underline-style="solid" style:text-underline-width="auto" style:text-underline-color="font-color" fo:font-weight="bold" officeooo:rsid="0015f6a8" officeooo:paragraph-rsid="0015f6a8" style:font-size-asian="12pt" style:font-weight-asian="bold" style:font-name-complex="SolaimanLipi" style:font-size-complex="12pt" style:font-weight-complex="bold"/>
    </style:style>
    <style:style style:name="P2" style:family="paragraph" style:parent-style-name="Preformatted_20_Text">
      <style:paragraph-properties>
        <style:tab-stops>
          <style:tab-stop style:position="0.1909in"/>
        </style:tab-stops>
      </style:paragraph-properties>
      <style:text-properties style:font-name="SolaimanLipi" fo:font-size="12pt" style:text-underline-style="solid" style:text-underline-width="auto" style:text-underline-color="font-color" fo:font-weight="bold" officeooo:rsid="003caa0b" officeooo:paragraph-rsid="003caa0b" style:font-size-asian="12pt" style:font-weight-asian="bold" style:font-name-complex="SolaimanLipi" style:font-size-complex="12pt" style:font-weight-complex="bold"/>
    </style:style>
    <style:style style:name="P3" style:family="paragraph" style:parent-style-name="Preformatted_20_Text">
      <style:paragraph-properties>
        <style:tab-stops>
          <style:tab-stop style:position="0.1909in"/>
        </style:tab-stops>
      </style:paragraph-properties>
      <style:text-properties style:font-name="SolaimanLipi" fo:font-size="12pt" style:text-underline-style="solid" style:text-underline-width="auto" style:text-underline-color="font-color" fo:font-weight="bold" officeooo:rsid="0056e0e8" officeooo:paragraph-rsid="0056e0e8" style:font-size-asian="12pt" style:font-weight-asian="bold" style:font-name-complex="SolaimanLipi" style:font-size-complex="12pt" style:font-weight-complex="bold"/>
    </style:style>
    <style:style style:name="P4" style:family="paragraph" style:parent-style-name="Preformatted_20_Text">
      <style:paragraph-properties>
        <style:tab-stops>
          <style:tab-stop style:position="0.1909in"/>
        </style:tab-stops>
      </style:paragraph-properties>
      <style:text-properties style:font-name="SolaimanLipi" fo:font-size="12pt" style:text-underline-style="solid" style:text-underline-width="auto" style:text-underline-color="font-color" fo:font-weight="bold" officeooo:rsid="006bb242" officeooo:paragraph-rsid="006bb242" style:font-size-asian="12pt" style:font-weight-asian="bold" style:font-name-complex="SolaimanLipi" style:font-size-complex="12pt" style:font-weight-complex="bold"/>
    </style:style>
    <style:style style:name="P5" style:family="paragraph" style:parent-style-name="Preformatted_20_Text">
      <style:paragraph-properties fo:text-align="center" style:justify-single-word="false">
        <style:tab-stops>
          <style:tab-stop style:position="0.1909in"/>
        </style:tab-stops>
      </style:paragraph-properties>
      <style:text-properties style:font-name="SolaimanLipi" fo:font-size="12pt" style:text-underline-style="solid" style:text-underline-width="auto" style:text-underline-color="font-color" fo:font-weight="bold" officeooo:rsid="006bb242" officeooo:paragraph-rsid="006bb242" style:font-size-asian="12pt" style:font-weight-asian="bold" style:font-name-complex="SolaimanLipi" style:font-size-complex="12pt" style:font-weight-complex="bold"/>
    </style:style>
    <style:style style:name="P6" style:family="paragraph" style:parent-style-name="Preformatted_20_Text">
      <style:paragraph-properties>
        <style:tab-stops>
          <style:tab-stop style:position="0.1909in"/>
        </style:tab-stops>
      </style:paragraph-properties>
      <style:text-properties style:font-name="SolaimanLipi" fo:font-size="12pt" officeooo:rsid="002e0d35" officeooo:paragraph-rsid="002e0d35" style:font-size-asian="12pt" style:font-name-complex="SolaimanLipi" style:font-size-complex="12pt"/>
    </style:style>
    <style:style style:name="P7" style:family="paragraph" style:parent-style-name="Preformatted_20_Text">
      <style:paragraph-properties>
        <style:tab-stops>
          <style:tab-stop style:position="0.1909in"/>
        </style:tab-stops>
      </style:paragraph-properties>
      <style:text-properties style:font-name="SolaimanLipi" fo:font-size="12pt" officeooo:rsid="002e0d35" officeooo:paragraph-rsid="003be747" style:font-size-asian="12pt" style:font-name-complex="SolaimanLipi" style:font-size-complex="12pt"/>
    </style:style>
    <style:style style:name="P8" style:family="paragraph" style:parent-style-name="Preformatted_20_Text">
      <style:paragraph-properties>
        <style:tab-stops>
          <style:tab-stop style:position="0.1909in"/>
        </style:tab-stops>
      </style:paragraph-properties>
      <style:text-properties style:font-name="SolaimanLipi" fo:font-size="12pt" officeooo:rsid="002e0d35" officeooo:paragraph-rsid="004eca2a" style:font-size-asian="12pt" style:font-name-complex="SolaimanLipi" style:font-size-complex="12pt"/>
    </style:style>
    <style:style style:name="P9" style:family="paragraph" style:parent-style-name="Preformatted_20_Text">
      <style:paragraph-properties>
        <style:tab-stops>
          <style:tab-stop style:position="0.1909in"/>
        </style:tab-stops>
      </style:paragraph-properties>
      <style:text-properties style:font-name="SolaimanLipi" fo:font-size="12pt" officeooo:rsid="001dbc95" officeooo:paragraph-rsid="002e0d35" style:font-size-asian="12pt" style:font-name-complex="SolaimanLipi" style:font-size-complex="12pt"/>
    </style:style>
    <style:style style:name="P10" style:family="paragraph" style:parent-style-name="Preformatted_20_Text">
      <style:paragraph-properties>
        <style:tab-stops>
          <style:tab-stop style:position="0.1909in"/>
        </style:tab-stops>
      </style:paragraph-properties>
      <style:text-properties style:font-name="SolaimanLipi" fo:font-size="12pt" officeooo:rsid="001fb7e3" officeooo:paragraph-rsid="001fb7e3" style:font-size-asian="12pt" style:font-name-complex="SolaimanLipi" style:font-size-complex="12pt"/>
    </style:style>
    <style:style style:name="P11" style:family="paragraph" style:parent-style-name="Preformatted_20_Text">
      <style:paragraph-properties>
        <style:tab-stops>
          <style:tab-stop style:position="0.1909in"/>
        </style:tab-stops>
      </style:paragraph-properties>
      <style:text-properties style:font-name="SolaimanLipi" fo:font-size="12pt" officeooo:rsid="00210125" officeooo:paragraph-rsid="00210125" style:font-size-asian="12pt" style:font-name-complex="SolaimanLipi" style:font-size-complex="12pt"/>
    </style:style>
    <style:style style:name="P12" style:family="paragraph" style:parent-style-name="Preformatted_20_Text">
      <style:paragraph-properties>
        <style:tab-stops>
          <style:tab-stop style:position="0.1909in"/>
        </style:tab-stops>
      </style:paragraph-properties>
      <style:text-properties style:font-name="SolaimanLipi" fo:font-size="12pt" officeooo:rsid="00210dce" officeooo:paragraph-rsid="00210dce" style:font-size-asian="12pt" style:font-name-complex="SolaimanLipi" style:font-size-complex="12pt"/>
    </style:style>
    <style:style style:name="P13" style:family="paragraph" style:parent-style-name="Preformatted_20_Text">
      <style:paragraph-properties>
        <style:tab-stops>
          <style:tab-stop style:position="0.1909in"/>
        </style:tab-stops>
      </style:paragraph-properties>
      <style:text-properties style:font-name="SolaimanLipi" fo:font-size="12pt" officeooo:rsid="00210dce" officeooo:paragraph-rsid="0027d538" style:font-size-asian="12pt" style:font-name-complex="SolaimanLipi" style:font-size-complex="12pt"/>
    </style:style>
    <style:style style:name="P14" style:family="paragraph" style:parent-style-name="Preformatted_20_Text">
      <style:paragraph-properties>
        <style:tab-stops>
          <style:tab-stop style:position="0.1909in"/>
        </style:tab-stops>
      </style:paragraph-properties>
      <style:text-properties style:font-name="SolaimanLipi" fo:font-size="12pt" officeooo:rsid="002691cb" officeooo:paragraph-rsid="002691cb" style:font-size-asian="12pt" style:font-name-complex="SolaimanLipi" style:font-size-complex="12pt"/>
    </style:style>
    <style:style style:name="P15" style:family="paragraph" style:parent-style-name="Preformatted_20_Text">
      <style:paragraph-properties>
        <style:tab-stops>
          <style:tab-stop style:position="0.1909in"/>
        </style:tab-stops>
      </style:paragraph-properties>
      <style:text-properties style:font-name="SolaimanLipi" fo:font-size="12pt" officeooo:rsid="0024d7d1" officeooo:paragraph-rsid="0027d538" style:font-size-asian="12pt" style:font-name-complex="SolaimanLipi" style:font-size-complex="12pt"/>
    </style:style>
    <style:style style:name="P16" style:family="paragraph" style:parent-style-name="Preformatted_20_Text">
      <style:paragraph-properties>
        <style:tab-stops>
          <style:tab-stop style:position="0.1909in"/>
        </style:tab-stops>
      </style:paragraph-properties>
      <style:text-properties style:font-name="SolaimanLipi" fo:font-size="12pt" officeooo:rsid="003f78bf" officeooo:paragraph-rsid="00402b36" style:font-size-asian="12pt" style:font-name-complex="SolaimanLipi" style:font-size-complex="12pt"/>
    </style:style>
    <style:style style:name="P17" style:family="paragraph" style:parent-style-name="Preformatted_20_Text">
      <style:paragraph-properties>
        <style:tab-stops>
          <style:tab-stop style:position="0.1909in"/>
        </style:tab-stops>
      </style:paragraph-properties>
      <style:text-properties style:font-name="SolaimanLipi" fo:font-size="12pt" officeooo:rsid="003f78bf" officeooo:paragraph-rsid="005520a6" style:font-size-asian="12pt" style:font-name-complex="SolaimanLipi" style:font-size-complex="12pt"/>
    </style:style>
    <style:style style:name="P18" style:family="paragraph" style:parent-style-name="Preformatted_20_Text">
      <style:paragraph-properties>
        <style:tab-stops>
          <style:tab-stop style:position="0.1909in"/>
        </style:tab-stops>
      </style:paragraph-properties>
      <style:text-properties style:font-name="SolaimanLipi" fo:font-size="12pt" officeooo:rsid="00450e37" officeooo:paragraph-rsid="0055a727" style:font-size-asian="12pt" style:font-name-complex="SolaimanLipi" style:font-size-complex="12pt"/>
    </style:style>
    <style:style style:name="P19" style:family="paragraph" style:parent-style-name="Preformatted_20_Text">
      <style:paragraph-properties>
        <style:tab-stops>
          <style:tab-stop style:position="0.1909in"/>
        </style:tab-stops>
      </style:paragraph-properties>
      <style:text-properties style:font-name="SolaimanLipi" fo:font-size="12pt" officeooo:rsid="003a1a84" officeooo:paragraph-rsid="003a1a84" style:font-size-asian="12pt" style:font-name-complex="SolaimanLipi" style:font-size-complex="12pt"/>
    </style:style>
    <style:style style:name="P20" style:family="paragraph" style:parent-style-name="Preformatted_20_Text">
      <style:paragraph-properties>
        <style:tab-stops>
          <style:tab-stop style:position="0.1909in"/>
        </style:tab-stops>
      </style:paragraph-properties>
      <style:text-properties style:font-name="SolaimanLipi" fo:font-size="12pt" officeooo:rsid="00497f4d" officeooo:paragraph-rsid="00497f4d" style:font-size-asian="12pt" style:font-name-complex="SolaimanLipi" style:font-size-complex="12pt"/>
    </style:style>
    <style:style style:name="P21" style:family="paragraph" style:parent-style-name="Preformatted_20_Text">
      <style:paragraph-properties>
        <style:tab-stops>
          <style:tab-stop style:position="0.1909in"/>
        </style:tab-stops>
      </style:paragraph-properties>
      <style:text-properties style:font-name="SolaimanLipi" fo:font-size="12pt" officeooo:rsid="006313f3" officeooo:paragraph-rsid="006313f3" style:font-size-asian="12pt" style:font-name-complex="SolaimanLipi" style:font-size-complex="12pt"/>
    </style:style>
    <style:style style:name="P22" style:family="paragraph" style:parent-style-name="Preformatted_20_Text">
      <style:paragraph-properties>
        <style:tab-stops>
          <style:tab-stop style:position="0.1909in"/>
        </style:tab-stops>
      </style:paragraph-properties>
      <style:text-properties style:font-name="SolaimanLipi" fo:font-size="12pt" officeooo:rsid="006368a8" officeooo:paragraph-rsid="006368a8" style:font-size-asian="12pt" style:font-name-complex="SolaimanLipi" style:font-size-complex="12pt"/>
    </style:style>
    <style:style style:name="P23" style:family="paragraph" style:parent-style-name="Preformatted_20_Text">
      <style:paragraph-properties>
        <style:tab-stops>
          <style:tab-stop style:position="0.1909in"/>
        </style:tab-stops>
      </style:paragraph-properties>
      <style:text-properties style:font-name="SolaimanLipi" fo:font-size="12pt" officeooo:rsid="00644541" officeooo:paragraph-rsid="00644541" style:font-size-asian="12pt" style:font-name-complex="SolaimanLipi" style:font-size-complex="12pt"/>
    </style:style>
    <style:style style:name="P24" style:family="paragraph" style:parent-style-name="Preformatted_20_Text">
      <style:paragraph-properties>
        <style:tab-stops>
          <style:tab-stop style:position="0.1909in"/>
        </style:tab-stops>
      </style:paragraph-properties>
      <style:text-properties style:font-name="SolaimanLipi" fo:font-size="12pt" officeooo:rsid="006557cb" officeooo:paragraph-rsid="006557cb" style:font-size-asian="12pt" style:font-name-complex="SolaimanLipi" style:font-size-complex="12pt"/>
    </style:style>
    <style:style style:name="P25" style:family="paragraph" style:parent-style-name="Preformatted_20_Text">
      <style:paragraph-properties>
        <style:tab-stops>
          <style:tab-stop style:position="0.1909in"/>
        </style:tab-stops>
      </style:paragraph-properties>
      <style:text-properties style:font-name="SolaimanLipi" fo:font-size="12pt" officeooo:rsid="0067202a" officeooo:paragraph-rsid="0067202a" style:font-size-asian="12pt" style:font-name-complex="SolaimanLipi" style:font-size-complex="12pt"/>
    </style:style>
    <style:style style:name="P26" style:family="paragraph" style:parent-style-name="Preformatted_20_Text">
      <style:paragraph-properties>
        <style:tab-stops>
          <style:tab-stop style:position="0.1909in"/>
        </style:tab-stops>
      </style:paragraph-properties>
      <style:text-properties style:font-name="SolaimanLipi" fo:font-size="12pt" style:text-underline-style="solid" style:text-underline-width="auto" style:text-underline-color="font-color" fo:font-weight="bold" officeooo:rsid="00413ea2" officeooo:paragraph-rsid="0042735a" style:font-size-asian="12pt" style:font-weight-asian="bold" style:font-name-complex="SolaimanLipi" style:font-size-complex="12pt" style:font-weight-complex="bold"/>
    </style:style>
    <style:style style:name="P27" style:family="paragraph" style:parent-style-name="Preformatted_20_Text">
      <style:paragraph-properties>
        <style:tab-stops>
          <style:tab-stop style:position="0.1909in"/>
        </style:tab-stops>
      </style:paragraph-properties>
      <style:text-properties style:font-name="SolaimanLipi" fo:font-size="12pt" style:text-underline-style="solid" style:text-underline-width="auto" style:text-underline-color="font-color" officeooo:rsid="003a1a84" officeooo:paragraph-rsid="0074f6b9" style:font-size-asian="12pt" style:font-name-complex="SolaimanLipi" style:font-size-complex="12pt"/>
    </style:style>
    <style:style style:name="P28" style:family="paragraph" style:parent-style-name="Preformatted_20_Text">
      <style:paragraph-properties>
        <style:tab-stops>
          <style:tab-stop style:position="0.1909in"/>
        </style:tab-stops>
      </style:paragraph-properties>
      <style:text-properties style:font-name="SolaimanLipi" fo:font-size="12pt" officeooo:rsid="004d01b0" officeooo:paragraph-rsid="0061262f" style:font-size-asian="12pt" style:font-name-complex="SolaimanLipi" style:font-size-complex="12pt"/>
    </style:style>
    <style:style style:name="P29" style:family="paragraph" style:parent-style-name="Preformatted_20_Text">
      <style:paragraph-properties>
        <style:tab-stops>
          <style:tab-stop style:position="0.1909in"/>
        </style:tab-stops>
      </style:paragraph-properties>
      <style:text-properties style:font-name="SolaimanLipi" fo:font-size="12pt" officeooo:rsid="003a1a84" officeooo:paragraph-rsid="003a1a84" style:font-size-asian="12pt" style:font-name-complex="SolaimanLipi" style:font-size-complex="12pt"/>
    </style:style>
    <style:style style:name="P30" style:family="paragraph" style:parent-style-name="Preformatted_20_Text">
      <style:paragraph-properties>
        <style:tab-stops>
          <style:tab-stop style:position="0.1909in"/>
        </style:tab-stops>
      </style:paragraph-properties>
      <style:text-properties style:font-name="SolaimanLipi" fo:font-size="12pt" officeooo:rsid="003a1a84" officeooo:paragraph-rsid="0074f6b9" style:font-size-asian="12pt" style:font-name-complex="SolaimanLipi" style:font-size-complex="12pt"/>
    </style:style>
    <style:style style:name="P31" style:family="paragraph" style:parent-style-name="Preformatted_20_Text">
      <style:paragraph-properties>
        <style:tab-stops>
          <style:tab-stop style:position="0.1909in"/>
        </style:tab-stops>
      </style:paragraph-properties>
      <style:text-properties style:font-name="SolaimanLipi" fo:font-size="12pt" officeooo:rsid="002f9317" officeooo:paragraph-rsid="0074f6b9" style:font-size-asian="12pt" style:font-name-complex="SolaimanLipi" style:font-size-complex="12pt"/>
    </style:style>
    <style:style style:name="P32" style:family="paragraph" style:parent-style-name="Preformatted_20_Text">
      <style:paragraph-properties>
        <style:tab-stops>
          <style:tab-stop style:position="0.1909in"/>
        </style:tab-stops>
      </style:paragraph-properties>
      <style:text-properties style:font-name="SolaimanLipi" fo:font-size="12pt" fo:font-weight="normal" officeooo:rsid="007589a5" officeooo:paragraph-rsid="007589a5" style:font-size-asian="12pt" style:font-weight-asian="normal" style:font-name-complex="SolaimanLipi" style:font-size-complex="12pt" style:font-weight-complex="normal"/>
    </style:style>
    <style:style style:name="P33" style:family="paragraph" style:parent-style-name="Preformatted_20_Text">
      <style:paragraph-properties>
        <style:tab-stops>
          <style:tab-stop style:position="0.1909in"/>
        </style:tab-stops>
      </style:paragraph-properties>
      <style:text-properties style:font-name="SolaimanLipi" fo:font-size="12pt" fo:font-weight="normal" officeooo:rsid="00795b9a" officeooo:paragraph-rsid="00795b9a" style:font-size-asian="12pt" style:font-weight-asian="normal" style:font-name-complex="SolaimanLipi" style:font-size-complex="12pt" style:font-weight-complex="normal"/>
    </style:style>
    <style:style style:name="P34" style:family="paragraph" style:parent-style-name="Preformatted_20_Text">
      <style:paragraph-properties>
        <style:tab-stops>
          <style:tab-stop style:position="0.1909in"/>
        </style:tab-stops>
      </style:paragraph-properties>
      <style:text-properties style:font-name="SolaimanLipi" fo:font-size="12pt" fo:font-weight="normal" officeooo:rsid="007a62e7" officeooo:paragraph-rsid="007a62e7" style:font-size-asian="12pt" style:font-weight-asian="normal" style:font-name-complex="SolaimanLipi" style:font-size-complex="12pt" style:font-weight-complex="normal"/>
    </style:style>
    <style:style style:name="T1" style:family="text">
      <style:text-properties officeooo:rsid="0027d538"/>
    </style:style>
    <style:style style:name="T2" style:family="text">
      <style:text-properties officeooo:rsid="0033b5bc"/>
    </style:style>
    <style:style style:name="T3" style:family="text">
      <style:text-properties officeooo:rsid="003a1a84"/>
    </style:style>
    <style:style style:name="T4" style:family="text">
      <style:text-properties officeooo:rsid="003ab333"/>
    </style:style>
    <style:style style:name="T5" style:family="text">
      <style:text-properties officeooo:rsid="003ae8c5"/>
    </style:style>
    <style:style style:name="T6" style:family="text">
      <style:text-properties officeooo:rsid="00402b36"/>
    </style:style>
    <style:style style:name="T7" style:family="text">
      <style:text-properties fo:font-weight="bold" style:font-weight-asian="bold" style:font-weight-complex="bold"/>
    </style:style>
    <style:style style:name="T8" style:family="text">
      <style:text-properties fo:font-weight="bold" officeooo:rsid="00374738" style:font-weight-asian="bold" style:font-weight-complex="bold"/>
    </style:style>
    <style:style style:name="T9" style:family="text">
      <style:text-properties fo:font-weight="bold" officeooo:rsid="005520a6" style:font-weight-asian="bold" style:font-weight-complex="bold"/>
    </style:style>
    <style:style style:name="T10" style:family="text">
      <style:text-properties fo:font-weight="bold" officeooo:rsid="004518f5" style:font-weight-asian="bold" style:font-weight-complex="bold"/>
    </style:style>
    <style:style style:name="T11" style:family="text">
      <style:text-properties officeooo:rsid="0029a25d"/>
    </style:style>
    <style:style style:name="T12" style:family="text">
      <style:text-properties officeooo:rsid="002e719d"/>
    </style:style>
    <style:style style:name="T13" style:family="text">
      <style:text-properties officeooo:rsid="004518f5"/>
    </style:style>
    <style:style style:name="T14" style:family="text">
      <style:text-properties officeooo:rsid="0049b6b7"/>
    </style:style>
    <style:style style:name="T15" style:family="text">
      <style:text-properties officeooo:rsid="004bee1a"/>
    </style:style>
    <style:style style:name="T16" style:family="text">
      <style:text-properties officeooo:rsid="004d01b0"/>
    </style:style>
    <style:style style:name="T17" style:family="text">
      <style:text-properties officeooo:rsid="004eca2a"/>
    </style:style>
    <style:style style:name="T18" style:family="text">
      <style:text-properties fo:font-weight="normal" officeooo:rsid="005520a6" style:font-weight-asian="normal" style:font-weight-complex="normal"/>
    </style:style>
    <style:style style:name="T19" style:family="text">
      <style:text-properties officeooo:rsid="005dda12"/>
    </style:style>
    <style:style style:name="T20" style:family="text">
      <style:text-properties officeooo:rsid="005f679d"/>
    </style:style>
    <style:style style:name="T21" style:family="text">
      <style:text-properties officeooo:rsid="006368a8"/>
    </style:style>
    <style:style style:name="T22" style:family="text">
      <style:text-properties officeooo:rsid="006890cc"/>
    </style:style>
    <style:style style:name="T23" style:family="text">
      <style:text-properties officeooo:rsid="006b6547"/>
    </style:style>
    <style:style style:name="T24"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timizer</text:p>
      <text:p text:style-name="P4"/>
      <text:p text:style-name="P4"/>
      <text:p text:style-name="P1"/>
      <text:p text:style-name="P1"><text:a xlink:type="simple" xlink:href="https://machinelearningmastery.com/gradient-descent-for-machine-learning/" office:target-frame-name="_blank" xlink:show="new">Gradient descent:</text:a></text:p>
      <text:p text:style-name="P6">Coefficient এর মান কিভাবে ০ এর কাছাকাছি করা যায় তার যে optimization algorithm সেটাই হল gradient descent.</text:p>
      <text:p text:style-name="P9"><text:s/>The initially value of coefficient is 0.0. The cost is calculated by - </text:p>
      <text:p text:style-name="P10"><text:tab/><text:tab/><text:tab/><text:tab/><text:tab/>cost = f(coefficient)</text:p>
      <text:p text:style-name="P10"/>
      <text:p text:style-name="P11">The delta(direction / slope) is calculated by - </text:p>
      <text:p text:style-name="P11"><text:tab/><text:tab/><text:tab/><text:tab/><text:tab/>delta = derivative(cost)</text:p>
      <text:p text:style-name="P11"/>
      <text:p text:style-name="P12">Controls for the updating coefficient is done by -</text:p>
      <text:p text:style-name="P12"><text:tab/><text:tab/><text:tab/><text:tab/><text:tab/>coefficient = coefficient – (alpha + delta)</text:p>
      <text:p text:style-name="P20">এই <text:span text:style-name="T14">coefficient টি</text:span> update হয় <text:span text:style-name="T14">in every training instance(</text:span>batch_size যত থাকবে তত ডাটার উপর।<text:span text:style-name="T14">)</text:span></text:p>
      <text:p text:style-name="P14">Coefficient এর মান যত ০ এর কাছাকাছি যাবে ততই ভালো। <text:line-break/><text:span text:style-name="T1">এখানে -</text:span></text:p>
      <text:p text:style-name="P15"><text:tab/><text:tab/>alpha = learning rate parameters</text:p>
      <text:p text:style-name="P13"><text:tab/><text:tab/><text:span text:style-name="T2">x = input data = coefficient </text:span></text:p>
      <text:p text:style-name="P13"><text:tab/><text:tab/><text:span text:style-name="T2">y = target function = cost</text:span></text:p>
      <text:p text:style-name="P13"/>
      <text:p text:style-name="P2">How to use gradient descent in ML:</text:p>
      <text:p text:style-name="P7"><text:span text:style-name="T11">এ</text:span>খন দেখব কিভাবে এই concept <text:span text:style-name="T12">machine learning algorithm এ use করা যায়। gradient descent এর মাধ্যমে <text:s/>optimization করা যায় এমন algorithm হল - <text:s/>Linear Regression and Logistic Regression.</text:span></text:p>
      <text:p text:style-name="P17"><text:span text:style-name="T8">B</text:span><text:span text:style-name="T7">atch gradient descent: </text:span><text:span text:style-name="T6">One iteration of the algorithm is called one batch and this form of gradient descent is referred to as batch gradient descent. Batch gradient descent is the common form of ML. </text:span><text:span text:style-name="T18">Batch gradient descent refers to calculating the derivative from</text:span><text:span text:style-name="T9"> all training data</text:span><text:span text:style-name="T18"> before calculating an update.</text:span></text:p>
      <text:p text:style-name="P16"/>
      <text:p text:style-name="P26">Stochastic Gradient Descent for Machine Learning</text:p>
      <text:p text:style-name="P18">বড় ডাটাসেটের ক্ষেত্রে <text:span text:style-name="T13">gradient descent খুব slow কাজ করে। কারণ training dataset এ অনেক গুলো instance(batch size) তৈরী হয়। <text:s/>এই অবস্থায় অামরা যে gradient descent algorithm টি use করব সেটি হল stochastic gradient descent. এটি batch_size নিয়ে কাজ করে। stochastic এর plot করলে noisy হবে। <text:s/>Stochastic gradient descent refers to calculating the derivative from </text:span><text:span text:style-name="T10">each training data instance</text:span><text:span text:style-name="T13"> and calculating the update immediately.</text:span></text:p>
      <text:p text:style-name="P6"/>
      <text:p text:style-name="P6"/>
      <text:p text:style-name="P3">Note:</text:p>
      <text:p text:style-name="P6">*<text:span text:style-name="T15">cost যদি না কমে তাহলে learning rate কমাতে হবে।</text:span></text:p>
      <text:p text:style-name="P8">*<text:span text:style-name="T16">learning rate(alpha) value will be 0.1, 0.001, 0.0001. এই তিনটি মান দিয়ে দেখতে হবে অামাদের <text:s/></text:span></text:p>
      <text:p text:style-name="P28"><text:s text:c="5"/>problem কোনটির জন্য ভালো।‌ Small alpha needs for training. It indicates the how long to </text:p>
      <text:p text:style-name="P28"><text:s text:c="5"/>learn.</text:p>
      <text:p text:style-name="P6">*<text:span text:style-name="T17">minimum cost faster if input shape will be rescaled Input variable will be [0, 1] or [-1, 1].</text:span></text:p>
      <text:p text:style-name="P6"><text:soft-page-break/>*<text:span text:style-name="T19">তাহলে gradient descent(stochastic) এ per epoch এ cost কত হবে তা update করতেছে এবং তা কমানোর চেষ্টা করে / minimizing the error on the training data set.</text:span></text:p>
      <text:p text:style-name="P6">*<text:span text:style-name="T20">update means change the coefficients that are optimized.</text:span></text:p>
      <text:p text:style-name="P19">* <text:span text:style-name="T23">accuracy যদি 0.00 হয় তাহলে loss(cost) = 100. এই loss টাই কমানো হয় gradient descent first order iterative optimization algorithm.</text:span></text:p>
      <text:p text:style-name="P19"/>
      <text:p text:style-name="P31"><text:span text:style-name="T12">*</text:span>regression <text:span text:style-name="T3">দুই ধরনের - </text:span></text:p>
      <text:p text:style-name="P30"/>
      <text:p text:style-name="P30"><text:s text:c="3"/><text:span text:style-name="T7"><text:s text:c="2"/>linear regression: </text:span><text:s/><text:span text:style-name="T4">scaler value return করে। এটি কোন classification algorithm নয়।</text:span></text:p>
      <text:p text:style-name="P30"><text:s text:c="5"/><text:span text:style-name="T7">logistic regression : </text:span><text:span text:style-name="T5">regression দিয়ে যদি classification করতে চাই তাহলে logistic regression.</text:span></text:p>
      <text:p text:style-name="P27"><text:span text:style-name="T7"><text:s/></text:span><text:a xlink:type="simple" xlink:href="https://machinelearningmastery.com/linear-regression-tutorial-using-gradient-descent-for-machine-learning/" office:target-frame-name="_blank" xlink:show="new"><text:span text:style-name="T7">linear regression</text:span></text:a><text:span text:style-name="T7">:</text:span></text:p>
      <text:p text:style-name="P32">Linear regression অাবার দুই ধরনের – simple linear regression &amp; multiple regression.</text:p>
      <text:p text:style-name="P33">We know that, </text:p>
      <text:p text:style-name="P33"><text:tab/><text:tab/><text:tab/><text:tab/><text:tab/>y = mx + c</text:p>
      <text:p text:style-name="P33"><text:s text:c="42"/>y = wx + b</text:p>
      <text:p text:style-name="P33">Here, c = b = intercept</text:p>
      <text:p text:style-name="P33"><text:s text:c="10"/>m = w = slope</text:p>
      <text:p text:style-name="P34">এখানে যেহেতু একটি input variable x তাই এ ধরনের linear regression model কে simple &amp; একাধিক input variable হলে multiple linear regression বলে।</text:p>
      <text:p text:style-name="P30"/>
      <text:p text:style-name="P30"/>
      <text:p text:style-name="P19"/>
      <text:p text:style-name="P21">1. <text:span text:style-name="T21">done - </text:span><text:a xlink:type="simple" xlink:href="https://machinelearningmastery.com/gradient-descent-for-machine-learning/">https://machinelearningmastery.com/gradient-descent-for-machine-learning/</text:a></text:p>
      <text:p text:style-name="P22">2. <text:a xlink:type="simple" xlink:href="https://machinelearningmastery.com/linear-regression-tutorial-using-gradient-descent-for-machine-learning/">https://machinelearningmastery.com/linear-regression-tutorial-using-gradient-descent-for-machine-learning/</text:a></text:p>
      <text:p text:style-name="P22"/>
      <text:p text:style-name="P23">3. <text:a xlink:type="simple" xlink:href="https://keras.io/optimizers/">https://keras.io/optimizers/</text:a></text:p>
      <text:p text:style-name="P24"><text:span text:style-name="T22">4. </text:span><text:a xlink:type="simple" xlink:href="https://machinelearningmastery.com/adam-optimization-algorithm-for-deep-learning/">https://machinelearningmastery.com/adam-optimization-algorithm-for-deep-learning/</text:a></text:p>
      <text:p text:style-name="P25"><text:span text:style-name="T22">5. </text:span><text:a xlink:type="simple" xlink:href="https://machinelearningmastery.com/learning-rate-for-deep-learning-neural-networks/">https://machinelearningmastery.com/learning-rate-for-deep-learning-neural-network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olaimanLipi" svg:font-family="SolaimanLipi"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3T17:44:58.459130523</dc:date>
    <meta:generator>LibreOffice/4.2.8.2$Linux_X86_64 LibreOffice_project/420m0$Build-2</meta:generator>
    <meta:editing-duration>PT3H27M47S</meta:editing-duration>
    <meta:editing-cycles>105</meta:editing-cycles>
    <meta:document-statistic meta:table-count="0" meta:image-count="0" meta:object-count="0" meta:page-count="2" meta:paragraph-count="44" meta:word-count="473" meta:character-count="3136" meta:non-whitespace-character-count="2591"/>
  </office:meta>
</office:document-meta>
</file>